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80" draw:marker-start="Square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66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80" draw:fill-color="#008000" draw:textarea-horizontal-align="justify" draw:textarea-vertical-align="middle" draw:auto-grow-height="false" fo:min-height="0.85cm" fo:min-width="1.7cm"/>
    </style:style>
    <style:style style:name="gr5" style:family="graphic" style:parent-style-name="standard">
      <style:graphic-properties svg:stroke-color="#000080" draw:fill-color="#008000" draw:textarea-horizontal-align="justify" draw:textarea-vertical-align="middle" draw:auto-grow-height="false" fo:min-height="0.85cm" fo:min-width="3.8cm"/>
    </style:style>
    <style:style style:name="gr6" style:family="graphic" style:parent-style-name="standard">
      <style:graphic-properties svg:stroke-color="#000080" draw:fill-color="#008000" draw:textarea-horizontal-align="justify" draw:textarea-vertical-align="middle" draw:auto-grow-height="false" fo:min-height="0.85cm" fo:min-width="6.1cm"/>
    </style:style>
    <style:style style:name="gr7" style:family="graphic" style:parent-style-name="objectwithoutfill">
      <style:graphic-properties draw:stroke="dash" draw:stroke-dash="Fine_20_Dashed"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8000"/>
      <style:paragraph-properties fo:text-align="center"/>
      <style:text-properties fo:color="#ffffff" fo:font-weight="bold" style:font-weight-asian="bold" style:font-weight-complex="bold"/>
    </style:style>
    <style:style style:name="P5" style:family="paragraph">
      <loext:graphic-properties draw:fill-color="#008000"/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495cm" svg:y1="9.113cm" svg:x2="19.2cm" svg:y2="9.113cm">
          <text:p/>
        </draw:line>
        <draw:frame draw:style-name="gr2" draw:text-style-name="P2" draw:layer="layout" svg:width="14.163cm" svg:height="0.962cm" svg:x="3.3cm" svg:y="10cm">
          <draw:text-box>
            <text:p>0 <text:s text:c="9"/>1 <text:s text:c="10"/>2 <text:s text:c="9"/>3 <text:s text:c="10"/>4 <text:s text:c="9"/>5 <text:s text:c="10"/><text:span text:style-name="T1">6</text:span></text:p>
          </draw:text-box>
        </draw:frame>
        <draw:line draw:style-name="gr3" draw:text-style-name="P3" draw:layer="layout" svg:x1="3.67cm" svg:y1="9.113cm" svg:x2="3.67cm" svg:y2="2.6cm">
          <text:p/>
        </draw:line>
        <draw:custom-shape draw:style-name="gr4" draw:text-style-name="P4" draw:layer="layout" svg:width="2.2cm" svg:height="1.1cm" svg:x="8.1cm" svg:y="5.5cm">
          <text:p text:style-name="P1"><text:span text:style-name="T2">new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3cm" svg:height="1.1cm" svg:x="3.7cm" svg:y="3.6cm">
          <text:p text:style-name="P1"><text:span text:style-name="T2">profil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6cm" svg:height="1.1cm" svg:x="10.4cm" svg:y="7.1cm">
          <text:p text:style-name="P1"><text:span text:style-name="T2">weather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6.97cm" svg:y1="10.1cm" svg:x2="16.97cm" svg:y2="2.601cm">
          <text:p/>
        </draw:line>
        <draw:line draw:style-name="gr1" draw:text-style-name="P1" draw:layer="layout" svg:x1="3.495cm" svg:y1="21.093cm" svg:x2="19.2cm" svg:y2="21.093cm">
          <text:p/>
        </draw:line>
        <draw:frame draw:style-name="gr2" draw:text-style-name="P2" draw:layer="layout" svg:width="14.163cm" svg:height="0.962cm" svg:x="3.3cm" svg:y="21.88cm">
          <draw:text-box>
            <text:p>0 <text:s text:c="9"/>1 <text:s text:c="10"/>2 <text:s text:c="9"/><text:span text:style-name="T1">3</text:span> <text:s text:c="10"/>4 <text:s text:c="9"/>5 <text:s text:c="10"/>6</text:p>
          </draw:text-box>
        </draw:frame>
        <draw:line draw:style-name="gr3" draw:text-style-name="P3" draw:layer="layout" svg:x1="3.67cm" svg:y1="21.093cm" svg:x2="3.67cm" svg:y2="14.58cm">
          <text:p/>
        </draw:line>
        <draw:custom-shape draw:style-name="gr4" draw:text-style-name="P4" draw:layer="layout" svg:width="2.2cm" svg:height="1.1cm" svg:x="3.7cm" svg:y="17.28cm">
          <text:p text:style-name="P1"><text:span text:style-name="T2">new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3cm" svg:height="1.1cm" svg:x="3.7cm" svg:y="15.28cm">
          <text:p text:style-name="P1"><text:span text:style-name="T2">profil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6cm" svg:height="1.1cm" svg:x="3.7cm" svg:y="19.18cm">
          <text:p text:style-name="P1"><text:span text:style-name="T2">weather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0.37cm" svg:y1="22.08cm" svg:x2="10.37cm" svg:y2="14.581cm">
          <text:p/>
        </draw:line>
        <draw:line draw:style-name="gr3" draw:text-style-name="P3" draw:layer="layout" svg:x1="3.7cm" svg:y1="21.8cm" svg:x2="3.7cm" svg:y2="21.1cm">
          <text:p/>
        </draw:line>
        <draw:line draw:style-name="gr3" draw:text-style-name="P3" draw:layer="layout" svg:x1="5.9cm" svg:y1="21.8cm" svg:x2="5.9cm" svg:y2="21.1cm">
          <text:p/>
        </draw:line>
        <draw:line draw:style-name="gr3" draw:text-style-name="P3" draw:layer="layout" svg:x1="8.1cm" svg:y1="21.8cm" svg:x2="8.1cm" svg:y2="21.1cm">
          <text:p/>
        </draw:line>
        <draw:line draw:style-name="gr3" draw:text-style-name="P3" draw:layer="layout" svg:x1="10.3cm" svg:y1="21.8cm" svg:x2="10.3cm" svg:y2="21.1cm">
          <text:p/>
        </draw:line>
        <draw:line draw:style-name="gr3" draw:text-style-name="P3" draw:layer="layout" svg:x1="12.5cm" svg:y1="21.8cm" svg:x2="12.5cm" svg:y2="21.1cm">
          <text:p/>
        </draw:line>
        <draw:line draw:style-name="gr3" draw:text-style-name="P3" draw:layer="layout" svg:x1="14.7cm" svg:y1="21.8cm" svg:x2="14.7cm" svg:y2="21.1cm">
          <text:p/>
        </draw:line>
        <draw:line draw:style-name="gr3" draw:text-style-name="P3" draw:layer="layout" svg:x1="16.9cm" svg:y1="21.8cm" svg:x2="16.9cm" svg:y2="21.1cm">
          <text:p/>
        </draw:line>
        <draw:line draw:style-name="gr3" draw:text-style-name="P3" draw:layer="layout" svg:x1="3.7cm" svg:y1="9.8cm" svg:x2="3.7cm" svg:y2="9.1cm">
          <text:p/>
        </draw:line>
        <draw:line draw:style-name="gr3" draw:text-style-name="P3" draw:layer="layout" svg:x1="5.9cm" svg:y1="9.8cm" svg:x2="5.9cm" svg:y2="9.1cm">
          <text:p/>
        </draw:line>
        <draw:line draw:style-name="gr3" draw:text-style-name="P3" draw:layer="layout" svg:x1="8.1cm" svg:y1="9.8cm" svg:x2="8.1cm" svg:y2="9.1cm">
          <text:p/>
        </draw:line>
        <draw:line draw:style-name="gr3" draw:text-style-name="P3" draw:layer="layout" svg:x1="10.3cm" svg:y1="9.8cm" svg:x2="10.3cm" svg:y2="9.1cm">
          <text:p/>
        </draw:line>
        <draw:line draw:style-name="gr3" draw:text-style-name="P3" draw:layer="layout" svg:x1="12.5cm" svg:y1="9.8cm" svg:x2="12.5cm" svg:y2="9.1cm">
          <text:p/>
        </draw:line>
        <draw:line draw:style-name="gr3" draw:text-style-name="P3" draw:layer="layout" svg:x1="14.7cm" svg:y1="9.8cm" svg:x2="14.7cm" svg:y2="9.1cm">
          <text:p/>
        </draw:line>
        <draw:line draw:style-name="gr3" draw:text-style-name="P3" draw:layer="layout" svg:x1="16.9cm" svg:y1="9.8cm" svg:x2="16.9cm" svg:y2="9.1cm">
          <text:p/>
        </draw:line>
        <draw:frame draw:style-name="gr8" draw:text-style-name="P7" draw:layer="layout" svg:width="0.714cm" svg:height="0.962cm" svg:x="18.7cm" svg:y="9.5cm">
          <draw:text-box>
            <text:p text:style-name="P6"><text:span text:style-name="T3">t</text:span></text:p>
          </draw:text-box>
        </draw:frame>
        <draw:frame draw:style-name="gr8" draw:text-style-name="P7" draw:layer="layout" svg:width="0.714cm" svg:height="0.962cm" svg:x="18.7cm" svg:y="21.5cm">
          <draw:text-box>
            <text:p text:style-name="P6"><text:span text:style-name="T3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alou </meta:initial-creator>
    <meta:creation-date>2016-06-25T20:02:11.902386839</meta:creation-date>
    <dc:date>2016-06-25T20:20:27.385372293</dc:date>
    <dc:creator>Valou </dc:creator>
    <meta:editing-duration>PT7M18S</meta:editing-duration>
    <meta:editing-cycles>2</meta:editing-cycles>
    <meta:generator>LibreOffice/5.1.3.2$Linux_X86_64 LibreOffice_project/10m0$Build-2</meta:generator>
    <meta:document-statistic meta:object-count="30"/>
  </office:meta>
</office:document-meta>
</file>